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2b45" officeooo:paragraph-rsid="001e2b45"/>
    </style:style>
    <style:style style:name="P2" style:family="paragraph" style:parent-style-name="Standard">
      <style:text-properties officeooo:rsid="001e2b45" officeooo:paragraph-rsid="001fd750"/>
    </style:style>
    <style:style style:name="P3" style:family="paragraph" style:parent-style-name="Standard">
      <style:text-properties officeooo:rsid="001fd750" officeooo:paragraph-rsid="001fd750"/>
    </style:style>
    <style:style style:name="P4" style:family="paragraph" style:parent-style-name="Standard">
      <style:text-properties officeooo:rsid="001fd750" officeooo:paragraph-rsid="00211db4"/>
    </style:style>
    <style:style style:name="P5" style:family="paragraph" style:parent-style-name="Standard">
      <style:text-properties officeooo:rsid="00211db4" officeooo:paragraph-rsid="00211db4"/>
    </style:style>
    <style:style style:name="P6" style:family="paragraph" style:parent-style-name="Standard">
      <style:text-properties officeooo:rsid="00222b35" officeooo:paragraph-rsid="00222b35"/>
    </style:style>
    <style:style style:name="P7" style:family="paragraph" style:parent-style-name="Standard">
      <style:text-properties officeooo:rsid="0026691f" officeooo:paragraph-rsid="0026691f"/>
    </style:style>
    <style:style style:name="P8" style:family="paragraph" style:parent-style-name="Standard">
      <style:text-properties officeooo:rsid="00271d29" officeooo:paragraph-rsid="00271d29"/>
    </style:style>
    <style:style style:name="P9" style:family="paragraph" style:parent-style-name="Standard">
      <style:text-properties officeooo:rsid="002913bd" officeooo:paragraph-rsid="002913bd"/>
    </style:style>
    <style:style style:name="T1" style:family="text">
      <style:text-properties officeooo:rsid="001fd75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211db4"/>
    </style:style>
    <style:style style:name="T5" style:family="text">
      <style:text-properties officeooo:rsid="00222b35"/>
    </style:style>
    <style:style style:name="T6" style:family="text">
      <style:text-properties officeooo:rsid="0023df6b"/>
    </style:style>
    <style:style style:name="T7" style:family="text">
      <style:text-properties officeooo:rsid="00253b59"/>
    </style:style>
    <style:style style:name="T8" style:family="text">
      <style:text-properties officeooo:rsid="0026691f"/>
    </style:style>
    <style:style style:name="T9" style:family="text">
      <style:text-properties officeooo:rsid="00271d29"/>
    </style:style>
    <style:style style:name="T10" style:family="text">
      <style:text-properties officeooo:rsid="002913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MES:<text:line-break/><text:line-break/>Woods → Tangle → Haunted Forest → Flesh Forest </text:p>
      <text:p text:style-name="P1">Swamp → Saltmarsh → Corpsetrough → Blood Mire</text:p>
      <text:p text:style-name="P1">Cavern → Depths → Forgotten Trench → Aphotic Abyss</text:p>
      <text:p text:style-name="P1">Plains → Tundra → Fields of the Dead → White Void</text:p>
      <text:p text:style-name="P1">Ruins → Ossuary → Necropolis → Sunken City</text:p>
      <text:p text:style-name="P1"/>
      <text:p text:style-name="P1">Biome progression should be 1-5, 6-10, 11-15,16-20 and then a final adventure with a final boss<text:line-break/></text:p>
      <text:p text:style-name="P1"><text:line-break/><text:line-break/>Cavern events:</text:p>
      <text:p text:style-name="P1"/>
      <text:p text:style-name="P3">Transition slides (<text:span text:style-name="T2">these do not count towards your progression and only appear to change from one biome to another)</text:span></text:p>
      <text:p text:style-name="P3"/>
      <text:p text:style-name="P3">(1)</text:p>
      <text:p text:style-name="P3">The cold wind howls through the open mouth of the earth. Despite the chills running down your spine, you feel an invisible hand beckoning you towards the <text:span text:style-name="T2">cavern</text:span><text:span text:style-name="T3">.</text:span></text:p>
      <text:p text:style-name="P1"/>
      <text:p text:style-name="P3">(2)</text:p>
      <text:p text:style-name="P3">Your stomach drops as you step on air. The carefully hidden hole swallows you whole, and you land safe, but confused and lost, in a <text:span text:style-name="T2">cavern</text:span><text:span text:style-name="T3">.</text:span></text:p>
      <text:p text:style-name="P3"><text:span text:style-name="T3"/></text:p>
      <text:p text:style-name="P3"><text:span text:style-name="T3">(3)</text:span></text:p>
      <text:p text:style-name="P3">The animal trail led you straight to its lair. At first you expected it to be a small alcove in the mountain’s face, but before you realized, you were lost in a <text:span text:style-name="T2">cavern</text:span><text:span text:style-name="T3">.</text:span></text:p>
      <text:p text:style-name="P1"/>
      <text:p text:style-name="P1"/>
      <text:p text:style-name="P2">Random encounters:</text:p>
      <text:p text:style-name="P2"/>
      <text:p text:style-name="P2"><text:s/><text:span text:style-name="T1">(1)</text:span></text:p>
      <text:p text:style-name="P3">Dust falls on your head. Again. The ground trembles. You stop to steady yourself when a roar comes from above, as the cavern collapses over you!<text:line-break/><text:line-break/>Check 1: <text:line-break/>Strenght: Stand ready to repel the falling rocks. <text:line-break/>S: You stand your ground, weathering the falling ceiling with your might. Soon its over, and you stand unharmed.<text:line-break/>F: You stand your ground, getting battered and crushed by the falling rocks. You take 6-10% max end as damage, and 40% of max head end as damage.</text:p>
      <text:p text:style-name="P3"/>
      <text:p text:style-name="P3">Check 2: </text:p>
      <text:p text:style-name="P3">Dexterity: Run!</text:p>
      <text:p text:style-name="P3">S: You immediately sprint away, leaping and dodging the falling debris. By the time you stop to catch your breath, you’ve left the danger far behind.</text:p>
      <text:p text:style-name="P3">F: You immediately sprint away, but trip on a boulder and fall to the ground rolling as the ceiling collapses around you. You take 6-10% max end as damage, and 60% of max legs end as damage.</text:p>
      <text:p text:style-name="P4"><text:line-break/></text:p>
      <text:p text:style-name="P4"/>
      <text:p text:style-name="P4"><text:soft-page-break/>Hidden Check:</text:p>
      <text:p text:style-name="P4"><text:span text:style-name="T4">Requires active Aegis: Trust your Aegis ritual to keep you safe.<text:line-break/>The Aegis repels the falling rocks, but is depleted.</text:span></text:p>
      <text:p text:style-name="P4"><text:line-break/>Avoid Check: <text:span text:style-name="T4">N/A</text:span><text:line-break/></text:p>
      <text:p text:style-name="P4"/>
      <text:p text:style-name="P5">(2)</text:p>
      <text:p text:style-name="P5">An open chasm lies before you, blocking passage. Its narrow enough that you might be able to leap across, and a quick inspection reveals its not as deep as it might have seemed at first.</text:p>
      <text:p text:style-name="P5"/>
      <text:p text:style-name="P5">Check 1:<text:line-break/>Strenght: Climb down and then back up.<text:line-break/>S: <text:span text:style-name="T5">With a firm grasp, you climb down the face of the rock, stopping at the bottom to refresh on the cool stream that flows through the rock, and then climb up on the other side.<text:line-break/>F: You begin your downward climb at a slow and steady pace. Suddendly, the rock gives beneath your feet, and you’re left gripping the stone with only your fingers. Lacking the strenght to hold on, you plummet to the stream below, taking 8-12% max end as damage, and spending X time to compose yourself at the bottom.</text:span></text:p>
      <text:p text:style-name="P5"/>
      <text:p text:style-name="P6">Check 2:<text:line-break/>Faith: Leap across, trusting your instincts.<text:line-break/>S: You make a running leap across the chasm and land safely on the other side.<text:line-break/>F: As you run towards the chasm you hesitate causing you to slide straight into the chasm. Bruised and battered at the bottom, you take 8-12% max end as damage and spend X time to compose yourself before climbing up.<text:line-break/><text:line-break/>Hidden check:<text:line-break/>Requires wings: Use your wings to fly across.<text:line-break/><text:line-break/>Avoid check:</text:p>
      <text:p text:style-name="P6">Turn around, having to retread ground and find a different path: You lose <text:span text:style-name="T7">X time</text:span></text:p>
      <text:p text:style-name="P6"/>
      <text:p text:style-name="P6"/>
      <text:p text:style-name="P6">(3)<text:line-break/>At first you thought it was your imagination, but the light-headedness became so apparent there was no room to doubt. You are walking through a gas cloud!<text:line-break/><text:line-break/>Check 1:<text:line-break/>Lore: Attempt to identify the best way to <text:span text:style-name="T6">avoid the gas.<text:line-break/>S: A quick glance reveals the crack on the wall through which it is flowing. Knowing it is lighter than air, you drop to the ground to find a more breathable pocket. You crawl the rest of the way until getting sufficiently far away.<text:line-break/>F: A quick glance reveals the crack on the wall through which it is flowing. You decide to take dust and gravel to cover it up and stop it filling the cavern. The process is long and harder than anticipated… </text:span><text:span text:style-name="T7">you wake up some time later on the cavern floor, a banging pain on your head from where your skull slammed against the floor. You take 40% max head end and lose X time.<text:line-break/><text:line-break/>Faith: Trust yourself to make it through willpower.<text:line-break/>S: You press forward, walking faster, not paying mind to the raising headache. So much so you didn’t even notice when it stopped, and when you reached clean air.<text:line-break/>F: You press forward. And sideways. And backwards. You lose all sense of balance and direction, </text:span><text:soft-page-break/><text:span text:style-name="T7">completely lost in a narcotic haze. </text:span><text:span text:style-name="T8">You come to your senses in the cold floor of the cavern, your head pounding from slamming it on the ground. You take 40% max head end and lose X time.<text:line-break/><text:line-break/></text:span><text:span text:style-name="T9">Hidden check: N/A<text:line-break/><text:line-break/>Avoid check: N/A</text:span></text:p>
      <text:p text:style-name="P6"/>
      <text:p text:style-name="P6"/>
      <text:p text:style-name="P7">(4)<text:line-break/>The <text:span text:style-name="T9">path before you lies blockaded by an ancient collapse. Looking to the top of the pile, you see a small gap you might be able to squeeze through.</text:span></text:p>
      <text:p text:style-name="P7"/>
      <text:p text:style-name="P8">Strenght: Push the rocks out of the way to make your own path.<text:line-break/>S: It doesn’t take long to push the rocks holding the pile together, revealing a narrow passage that lets you through the other side.<text:line-break/>F: The process is gruelling and tiresome. Every time you begin to make progress, the pile collapses again shutting it down. By the time you’re done, you’re exhausted. Lose X time.</text:p>
      <text:p text:style-name="P8"/>
      <text:p text:style-name="P8"/>
      <text:p text:style-name="P8">Dexterity: Squeeze through the open gap at the top.<text:line-break/>S: <text:span text:style-name="T10">Pushing your bag first and then your body, you manage to barely squeeze through the gap. Landing unceremoniously, but safe, on the other side.<text:line-break/>F: You begin worming your way through the rocks. Your shaky movement causes some loose pebbles to fall on your legs, making progress slower. After an agonizing eternity, you make it to the other side. Lose X time.</text:span></text:p>
      <text:p text:style-name="P8"/>
      <text:p text:style-name="P9">Hidden check: N/A<text:line-break/><text:line-break/>Avoid check: <text:span text:style-name="T5">Turn around, having to retread ground and find a different path: You lose </text:span><text:span text:style-name="T7">X tim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style:rfc-language-tag="es-419" fo:language="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style:rfc-language-tag="es-419" fo:language="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1T21:59:32.400000000</meta:creation-date>
    <dc:date>2024-06-02T00:14:48.773000000</dc:date>
    <meta:editing-duration>PT5M29S</meta:editing-duration>
    <meta:editing-cycles>1</meta:editing-cycles>
    <meta:document-statistic meta:table-count="0" meta:image-count="0" meta:object-count="0" meta:page-count="3" meta:paragraph-count="35" meta:word-count="1025" meta:character-count="5601" meta:non-whitespace-character-count="4590"/>
    <meta:generator>LibreOffice/24.2.2.2$Windows_X86_64 LibreOffice_project/d56cc158d8a96260b836f100ef4b4ef25d6f1a01</meta:generator>
  </office:meta>
</office:document-meta>
</file>